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18F000054570000112B981CA680.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3.981cm"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text-properties fo:background-color="#00ffff"/>
    </style:style>
    <style:style style:name="P14" style:family="paragraph" style:parent-style-name="Text_20_body">
      <style:text-properties fo:font-size="9pt" style:font-size-asian="9pt" style:font-size-complex="9pt"/>
    </style:style>
    <style:style style:name="P15" style:family="paragraph" style:parent-style-name="Text_20_body">
      <style:text-properties fo:font-size="9pt" fo:font-style="italic" style:font-size-asian="9pt" style:font-style-asian="italic" style:font-size-complex="9pt" style:font-style-complex="italic"/>
    </style:style>
    <style:style style:name="P16" style:family="paragraph" style:parent-style-name="Text_20_body">
      <style:paragraph-properties fo:text-align="start" style:justify-single-word="false"/>
    </style:style>
    <style:style style:name="P17" style:family="paragraph" style:parent-style-name="Text_20_body">
      <style:text-properties fo:language="en" fo:country="GB"/>
    </style:style>
    <style:style style:name="P18" style:family="paragraph" style:parent-style-name="Text_20_body">
      <style:text-properties fo:language="en" fo:country="GB" fo:font-style="italic" style:font-style-asian="italic" style:font-style-complex="italic"/>
    </style:style>
    <style:style style:name="P19" style:family="paragraph" style:parent-style-name="Text_20_body">
      <style:text-properties fo:language="en" fo:country="GB" fo:font-style="normal" style:font-style-asian="normal" style:font-style-complex="normal"/>
    </style:style>
    <style:style style:name="P20" style:family="paragraph" style:parent-style-name="Text_20_body">
      <style:text-properties fo:language="en" fo:country="GB" fo:background-color="#ffff00"/>
    </style:style>
    <style:style style:name="P21" style:family="paragraph" style:parent-style-name="Text_20_body">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italic" style:font-style-asian="italic" style:font-style-complex="italic"/>
    </style:style>
    <style:style style:name="P23"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24" style:family="paragraph" style:parent-style-name="Text_20_body">
      <style:text-properties fo:font-style="italic" fo:background-color="transparent" style:font-style-asian="italic" style:font-style-complex="italic"/>
    </style:style>
    <style:style style:name="P25" style:family="paragraph" style:parent-style-name="Text_20_body">
      <style:text-properties fo:background-color="#ffff00"/>
    </style:style>
    <style:style style:name="P26" style:family="paragraph" style:parent-style-name="Text_20_body">
      <style:paragraph-properties fo:text-align="start" style:justify-single-word="false"/>
      <style:text-properties fo:background-color="#ffff00"/>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start" style:justify-single-word="false"/>
      <style:text-properties fo:font-weight="bold" style:font-weight-asian="bold" style:font-weight-complex="bold"/>
    </style:style>
    <style:style style:name="P29" style:family="paragraph" style:parent-style-name="Text_20_body">
      <style:text-properties fo:font-weight="bold" fo:background-color="#ffff00" style:font-weight-asian="bold" style:font-weight-complex="bold"/>
    </style:style>
    <style:style style:name="P30" style:family="paragraph" style:parent-style-name="Text_20_body">
      <style:text-properties fo:font-weight="bold" fo:background-color="transparent"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paragraph-properties fo:text-align="start" style:justify-single-word="false"/>
      <style:text-properties fo:font-weight="normal" style:font-weight-asian="normal" style:font-weight-complex="normal"/>
    </style:style>
    <style:style style:name="P33" style:family="paragraph" style:parent-style-name="Text_20_body">
      <style:text-properties fo:font-weight="normal" fo:background-color="transparent" style:font-weight-asian="normal" style:font-weight-complex="normal"/>
    </style:style>
    <style:style style:name="P3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36" style:family="paragraph" style:parent-style-name="Text_20_body">
      <style:text-properties fo:color="#944794" fo:font-size="9pt" fo:font-weight="bold" style:font-size-asian="9pt" style:font-weight-asian="bold" style:font-size-complex="9pt" style:font-weight-complex="bold"/>
    </style:style>
    <style:style style:name="P37"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38" style:family="paragraph" style:parent-style-name="Text_20_body">
      <style:paragraph-properties fo:break-before="page"/>
    </style:style>
    <style:style style:name="P39" style:family="paragraph" style:parent-style-name="Heading_20_1">
      <style:paragraph-properties fo:break-before="page"/>
    </style:style>
    <style:style style:name="P40"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41" style:family="paragraph" style:parent-style-name="Standard">
      <style:text-properties fo:language="en" fo:country="GB"/>
    </style:style>
    <style:style style:name="P42" style:family="paragraph" style:parent-style-name="Text_20_body">
      <style:paragraph-properties fo:margin-top="0cm" fo:margin-bottom="0cm" fo:text-align="center" style:justify-single-word="false"/>
      <style:text-properties fo:background-color="transparent"/>
    </style:style>
    <style:style style:name="P43" style:family="paragraph" style:parent-style-name="Heading_20_3">
      <style:text-properties fo:language="en" fo:country="GB"/>
    </style:style>
    <style:style style:name="P44"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45" style:family="paragraph" style:parent-style-name="Quotations">
      <style:paragraph-properties fo:margin-left="0cm" fo:margin-right="1cm" fo:text-align="start" style:justify-single-word="false" fo:text-indent="0cm" style:auto-text-indent="false"/>
    </style:style>
    <style:style style:name="P46"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47"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48"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49" style:family="paragraph" style:parent-style-name="Heading_20_1">
      <style:paragraph-properties fo:break-before="page"/>
    </style:style>
    <style:style style:name="P50" style:family="paragraph" style:parent-style-name="Standard">
      <style:text-properties fo:font-weight="normal" fo:background-color="transparent" style:font-weight-asian="normal" style:font-weight-complex="normal"/>
    </style:style>
    <style:style style:name="P51" style:family="paragraph" style:parent-style-name="Text_20_body" style:master-page-name="First_20_Page">
      <style:paragraph-properties style:page-number="auto"/>
    </style:style>
    <style:style style:name="P52" style:family="paragraph" style:parent-style-name="Text_20_body" style:list-style-name="L1">
      <style:text-properties fo:font-size="9pt" style:font-size-asian="9pt" style:font-size-complex="9pt"/>
    </style:style>
    <style:style style:name="P53" style:family="paragraph" style:parent-style-name="Text_20_body" style:list-style-name="L1">
      <style:text-properties fo:font-size="9pt" style:font-size-asian="9pt" style:font-size-complex="9pt"/>
    </style:style>
    <style:style style:name="P54" style:family="paragraph" style:parent-style-name="Text_20_body">
      <style:text-properties fo:language="en" fo:country="GB"/>
    </style:style>
    <style:style style:name="P55" style:family="paragraph" style:parent-style-name="Text_20_body">
      <style:text-properties fo:language="en" fo:country="GB" fo:background-color="#ffff00"/>
    </style:style>
    <style:style style:name="P56" style:family="paragraph" style:parent-style-name="Text_20_body">
      <style:text-properties fo:language="en" fo:country="GB" fo:font-weight="bold" style:font-weight-asian="bold" style:font-weight-complex="bold"/>
    </style:style>
    <style:style style:name="P57" style:family="paragraph" style:parent-style-name="Text_20_body">
      <style:paragraph-properties fo:text-align="start" style:justify-single-word="false"/>
      <style:text-properties fo:font-style="normal" style:font-style-asian="normal" style:font-style-complex="normal"/>
    </style:style>
    <style:style style:name="P58" style:family="paragraph" style:parent-style-name="Text_20_body">
      <style:text-properties fo:background-color="transparent"/>
    </style:style>
    <style:style style:name="P59" style:family="paragraph" style:parent-style-name="Text_20_body">
      <style:text-properties fo:background-color="#ffff00"/>
    </style:style>
    <style:style style:name="P60" style:family="paragraph" style:parent-style-name="Text_20_body">
      <style:text-properties fo:font-weight="normal" style:font-weight-asian="normal" style:font-weight-complex="normal"/>
    </style:style>
    <style:style style:name="P61" style:family="paragraph" style:parent-style-name="Text_20_body">
      <style:text-properties fo:font-weight="normal" fo:background-color="transparent" style:font-weight-asian="normal" style:font-weight-complex="normal"/>
    </style:style>
    <style:style style:name="P62" style:family="paragraph" style:parent-style-name="Text_20_body" style:list-style-name="L2">
      <style:text-properties fo:font-weight="normal" fo:background-color="transparent" style:font-weight-asian="normal" style:font-weight-complex="normal"/>
    </style:style>
    <style:style style:name="P63" style:family="paragraph" style:parent-style-name="Text_20_body" style:list-style-name="L2">
      <style:text-properties fo:font-weight="normal" fo:background-color="transparent" style:font-weight-asian="normal" style:font-weight-complex="normal"/>
    </style:style>
    <style:style style:name="P64" style:family="paragraph" style:parent-style-name="Text_20_body">
      <style:text-properties fo:font-weight="normal" fo:background-color="#ffff00" style:font-weight-asian="normal" style:font-weight-complex="normal"/>
    </style:style>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00"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font-size="24pt" style:font-size-asian="24pt" style:font-size-complex="24pt"/>
    </style:style>
    <style:style style:name="T11" style:family="text">
      <style:text-properties fo:font-weight="normal" fo:background-color="transparent" style:font-weight-asian="normal" style:font-weight-complex="normal"/>
    </style:style>
    <style:style style:name="T12" style:family="text">
      <style:text-properties style:font-name="Symbol1" fo:background-color="transparent"/>
    </style:style>
    <style:style style:name="T13"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51"><draw:frame draw:style-name="fr1" draw:name="graphics3" text:anchor-type="paragraph" svg:width="14cm" svg:height="1.864cm" draw:z-index="0"><draw:image xlink:href="Pictures/200000070000D9E700001D064D591DCD.svm" xlink:type="simple" xlink:show="embed" xlink:actuate="onLoad"/></draw:frame></text:p>
      <text:p text:style-name="P40"><text:span text:style-name="T10"><text:s text:c="15"/></text:span><text:span text:style-name="T10">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46">1<text:tab/>Basic nomenclature, definitions and naming conventions<text:tab/>5</text:p>
          <text:p text:style-name="P47">1.1<text:tab/>Variable and function names<text:tab/>5</text:p>
          <text:p text:style-name="P48">1.1.1<text:tab/>Names of variables, classes and functions<text:tab/>5</text:p>
          <text:p text:style-name="P48">1.1.2<text:tab/>Indexes<text:tab/>5</text:p>
          <text:p text:style-name="P46">2<text:tab/>Software structure<text:tab/>6</text:p>
          <text:p text:style-name="P47">2.1<text:tab/>Main functions<text:tab/>6</text:p>
          <text:p text:style-name="P47">2.2<text:tab/>Full list of functions<text:tab/>7</text:p>
          <text:p text:style-name="P47">2.3<text:tab/>Version control<text:tab/>8</text:p>
          <text:p text:style-name="P47">2.4<text:tab/>Module structure and error codes<text:tab/>8</text:p>
          <text:p text:style-name="P48">2.4.1<text:tab/>Access to variables in the data base<text:tab/>8</text:p>
          <text:p text:style-name="P48">2.4.2<text:tab/>Error codes<text:tab/>9</text:p>
          <text:p text:style-name="P47">2.5<text:tab/>Data format for communication between modules<text:tab/>9</text:p>
          <text:p text:style-name="P48">2.5.1<text:tab/>Heat demand and heat availability curves<text:tab/>9</text:p>
          <text:p text:style-name="P46">3<text:tab/>How-to's<text:tab/>12</text:p>
          <text:p text:style-name="P47">3.1<text:tab/>Basic set-up for working with EINSTEIN developers version<text:tab/>12</text:p>
          <text:p text:style-name="P47">3.2<text:tab/>Installation of basic software<text:tab/>12</text:p>
          <text:p text:style-name="P48">3.2.1<text:tab/>Python<text:tab/>12</text:p>
          <text:p text:style-name="P48">3.2.2<text:tab/>MySQL<text:tab/>12</text:p>
          <text:p text:style-name="P47">3.3<text:tab/>How to install Einstein Python files<text:tab/>12</text:p>
          <text:p text:style-name="P47">3.4<text:tab/>How to install Einstein MySQL data base<text:tab/>12</text:p>
          <text:p text:style-name="P48">3.4.1<text:tab/>How to install Einstein MySQL data base<text:tab/>12</text:p>
          <text:p text:style-name="P48">3.4.2<text:tab/>How to fill database with basic data set<text:tab/>13</text:p>
          <text:p text:style-name="P48">3.4.3<text:tab/>How to check data manually from MySQL query browser<text:tab/>13</text:p>
          <text:p text:style-name="P47">3.5<text:tab/>Access to MySQL data base from Python modules<text:tab/>13</text:p>
          <text:p text:style-name="P47">3.6<text:tab/>Other stuff to be revised XXX<text:tab/>13</text:p>
          <text:p text:style-name="P48">3.6.1<text:tab/>Mail Heiko 09/11/2007: first steps with Python and MySQL<text:tab/>13</text:p>
          <text:p text:style-name="P47">3.7<text:tab/>Old information not actually for use, based on table.py<text:tab/>16</text:p>
          <text:p text:style-name="P48">3.7.1<text:tab/>Mail Heiko 16/11/200: access to data bases andQid<text:tab/>17</text:p>
          <text:p text:style-name="P47">3.8<text:tab/>New pSQL commands (03.12.2007)<text:tab/>19</text:p>
          <text:p text:style-name="P48">3.8.1<text:tab/>New example, 03.12.2007<text:tab/>19</text:p>
          <text:p text:style-name="P48">3.8.2<text:tab/>New example 2, 15.12.2007<text:tab/>20</text:p>
          <text:p text:style-name="P48">3.8.3<text:tab/>More examples, 15.12.2007<text:tab/>23</text:p>
          <text:p text:style-name="P46">4<text:tab/>To do's<text:tab/>25</text:p>
          <text:p text:style-name="P47"><text:soft-page-break/>4.1<text:tab/>Bugs<text:tab/>25</text:p>
          <text:p text:style-name="P47">4.2<text:tab/>Open questions<text:tab/>25</text:p>
          <text:p text:style-name="P48">4.2.1<text:tab/>Group of boilers<text:tab/>25</text:p>
          <text:p text:style-name="P47">4.3<text:tab/>Ideas for improvements possibly within EINSTEIN<text:tab/>25</text:p>
          <text:p text:style-name="P48">4.3.1<text:tab/>Self-assessment<text:tab/>25</text:p>
          <text:p text:style-name="P48">4.3.2<text:tab/>Tool-self-learning and evaluation of audit campaigns<text:tab/>25</text:p>
          <text:p text:style-name="P48">4.3.3<text:tab/>Technologies &amp; Measures to be implemented<text:tab/>25</text:p>
          <text:p text:style-name="P47">4.4<text:tab/>Ideas for future improvements possibly post-EINSTEIN<text:tab/>25</text:p>
        </text:index-body>
      </text:table-of-content>
      <text:p text:style-name="Text_20_body"/>
      <text:p text:style-name="P38">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4">V0.01</text:p>
            </table:table-cell>
            <table:table-cell table:style-name="Table1.A1" office:value-type="string">
              <text:p text:style-name="P14">19/11/07</text:p>
            </table:table-cell>
            <table:table-cell table:style-name="Table1.A1" office:value-type="string">
              <text:p text:style-name="P14">HS</text:p>
            </table:table-cell>
            <table:table-cell table:style-name="Table1.D1" office:value-type="string">
              <text:p text:style-name="P14">Adaptation from ICAEN Tool Developers manual V0.05</text:p>
            </table:table-cell>
          </table:table-row>
        </table:table-header-rows>
        <table:table-row>
          <table:table-cell table:style-name="Table1.A2" office:value-type="string">
            <text:p text:style-name="P14">V0.05.1</text:p>
          </table:table-cell>
          <table:table-cell table:style-name="Table1.A2" office:value-type="string">
            <text:p text:style-name="P14">08/01/08</text:p>
          </table:table-cell>
          <table:table-cell table:style-name="Table1.A2" office:value-type="string">
            <text:p text:style-name="P14">SD</text:p>
          </table:table-cell>
          <table:table-cell table:style-name="Table1.D2" office:value-type="string">
            <text:p text:style-name="P14"/>
          </table:table-cell>
        </table:table-row>
        <table:table-row>
          <table:table-cell table:style-name="Table1.A2" office:value-type="string">
            <text:p text:style-name="P14">V0.06</text:p>
          </table:table-cell>
          <table:table-cell table:style-name="Table1.A2" office:value-type="string">
            <text:p text:style-name="P14">23/01/08</text:p>
          </table:table-cell>
          <table:table-cell table:style-name="Table1.A2" office:value-type="string">
            <text:p text:style-name="P14">HS</text:p>
          </table:table-cell>
          <table:table-cell table:style-name="Table1.D2" office:value-type="string">
            <text:p text:style-name="P14"/>
          </table:table-cell>
        </table:table-row>
        <table:table-row>
          <table:table-cell table:style-name="Table1.A2" office:value-type="string">
            <text:p text:style-name="P14">V0.08</text:p>
          </table:table-cell>
          <table:table-cell table:style-name="Table1.A2" office:value-type="string">
            <text:p text:style-name="P14">11/02/08</text:p>
          </table:table-cell>
          <table:table-cell table:style-name="Table1.A2" office:value-type="string">
            <text:p text:style-name="P14">HS, SD, EF</text:p>
          </table:table-cell>
          <table:table-cell table:style-name="Table1.D2" office:value-type="string">
            <text:p text:style-name="P14">New chapter 2.5: communication between modules (based on mail SD and example excel file EF)</text:p>
          </table:table-cell>
        </table:table-row>
        <table:table-row>
          <table:table-cell table:style-name="Table1.A2" office:value-type="string">
            <text:p text:style-name="P14">V0.09</text:p>
          </table:table-cell>
          <table:table-cell table:style-name="Table1.A2" office:value-type="string">
            <text:p text:style-name="P14">21/02/08</text:p>
          </table:table-cell>
          <table:table-cell table:style-name="Table1.A2" office:value-type="string">
            <text:p text:style-name="P14">HS</text:p>
          </table:table-cell>
          <table:table-cell table:style-name="Table1.D2" office:value-type="string">
            <text:p text:style-name="P14">Included list of EINSTEIN documentation (New Chap.1)</text:p>
          </table:table-cell>
        </table:table-row>
        <table:table-row>
          <table:table-cell table:style-name="Table1.A2" office:value-type="string">
            <text:p text:style-name="P14">V0.10</text:p>
          </table:table-cell>
          <table:table-cell table:style-name="Table1.A2" office:value-type="string">
            <text:p text:style-name="P14">12/03/08</text:p>
          </table:table-cell>
          <table:table-cell table:style-name="Table1.A2" office:value-type="string">
            <text:p text:style-name="P14">HS</text:p>
          </table:table-cell>
          <table:table-cell table:style-name="Table1.D2" office:value-type="string">
            <text:p text:style-name="P14">Included instructions Heiko on how to modify data base (Chap. 4)</text:p>
          </table:table-cell>
        </table:table-row>
      </table:table>
      <text:p text:style-name="Text_20_body"/>
      <text:p text:style-name="Text_20_body"/>
      <text:p text:style-name="Text_20_body"/>
      <text:p text:style-name="Text_20_body"/>
      <text:p text:style-name="Text_20_body"/>
      <text:p text:style-name="P13"/>
      <text:h text:style-name="P39"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36">Document</text:p>
          </table:table-cell>
          <table:table-cell table:style-name="Table4.A1" office:value-type="string">
            <text:p text:style-name="P36">Description</text:p>
          </table:table-cell>
          <table:table-cell table:style-name="Table4.C1" office:value-type="string">
            <text:p text:style-name="P36">State/</text:p>
            <text:p text:style-name="P36">version</text:p>
          </table:table-cell>
        </table:table-row>
        <table:table-row>
          <table:table-cell table:style-name="Table4.A2" table:number-columns-spanned="2" office:value-type="string">
            <text:p text:style-name="P37">General framework: theory, concepts, definitions</text:p>
          </table:table-cell>
          <table:covered-table-cell/>
          <table:table-cell table:style-name="Table4.C2" office:value-type="string">
            <text:p text:style-name="P37"/>
          </table:table-cell>
        </table:table-row>
        <table:table-row>
          <table:table-cell table:style-name="Table4.A2" office:value-type="string">
            <text:p text:style-name="P14">Audit methodology</text:p>
          </table:table-cell>
          <table:table-cell table:style-name="Table4.A2" office:value-type="string">
            <text:p text:style-name="P14">General structure of the auditing methodology</text:p>
          </table:table-cell>
          <table:table-cell table:style-name="Table4.C2" office:value-type="string">
            <text:p text:style-name="P14"/>
          </table:table-cell>
        </table:table-row>
        <table:table-row>
          <table:table-cell table:style-name="Table4.A2" office:value-type="string">
            <text:p text:style-name="P14">Theoretical concepts</text:p>
          </table:table-cell>
          <table:table-cell table:style-name="Table4.A2" office:value-type="string">
            <text:p text:style-name="P14">Theoretical and mathematical background</text:p>
          </table:table-cell>
          <table:table-cell table:style-name="Table4.C2" office:value-type="string">
            <text:p text:style-name="P14"/>
          </table:table-cell>
        </table:table-row>
        <table:table-row>
          <table:table-cell table:style-name="Table4.A2" table:number-columns-spanned="2" office:value-type="string">
            <text:p text:style-name="P15">Data structure</text:p>
          </table:table-cell>
          <table:covered-table-cell/>
          <table:table-cell table:style-name="Table4.C2" office:value-type="string">
            <text:p text:style-name="P15"/>
          </table:table-cell>
        </table:table-row>
        <table:table-row>
          <table:table-cell table:style-name="Table4.A2" office:value-type="string">
            <text:p text:style-name="P14">DB and Questionnaire</text:p>
          </table:table-cell>
          <table:table-cell table:style-name="Table4.A2" office:value-type="string">
            <text:p text:style-name="P14">Definition and nomenclature of parameters used</text:p>
            <text:p text:style-name="P14">Questionnaire for data acquisiton</text:p>
          </table:table-cell>
          <table:table-cell table:style-name="Table4.C2" office:value-type="string">
            <text:p text:style-name="P14"/>
          </table:table-cell>
        </table:table-row>
        <table:table-row>
          <table:table-cell table:style-name="Table4.A2" table:number-columns-spanned="2" office:value-type="string">
            <text:p text:style-name="P15">Graphical user interface (GUI)</text:p>
          </table:table-cell>
          <table:covered-table-cell/>
          <table:table-cell table:style-name="Table4.C2" office:value-type="string">
            <text:p text:style-name="P15"/>
          </table:table-cell>
        </table:table-row>
        <table:table-row>
          <table:table-cell table:style-name="Table4.A2" office:value-type="string">
            <text:p text:style-name="P14">GUI Structure</text:p>
          </table:table-cell>
          <table:table-cell table:style-name="Table4.A2" office:value-type="string">
            <text:p text:style-name="P14">Definition of the user interface (windows, functionalities, ...)</text:p>
          </table:table-cell>
          <table:table-cell table:style-name="Table4.C2" office:value-type="string">
            <text:p text:style-name="P14"/>
          </table:table-cell>
        </table:table-row>
        <table:table-row>
          <table:table-cell table:style-name="Table4.A2" table:number-columns-spanned="2" office:value-type="string">
            <text:p text:style-name="P15">Python code and modules</text:p>
          </table:table-cell>
          <table:covered-table-cell/>
          <table:table-cell table:style-name="Table4.C2" office:value-type="string">
            <text:p text:style-name="P15"/>
          </table:table-cell>
        </table:table-row>
        <table:table-row>
          <table:table-cell table:style-name="Table4.A2" office:value-type="string">
            <text:p text:style-name="P14">Developers manual</text:p>
            <text:p text:style-name="P14">(this document)</text:p>
          </table:table-cell>
          <table:table-cell table:style-name="Table4.A2" office:value-type="string">
            <text:p text:style-name="P14">Everything necessary to know for development:</text:p>
            <text:list text:style-name="L1">
              <text:list-item>
                <text:p text:style-name="P52">programming conventions</text:p>
              </text:list-item>
              <text:list-item>
                <text:p text:style-name="P52">...</text:p>
              </text:list-item>
            </text:list>
          </table:table-cell>
          <table:table-cell table:style-name="Table4.C2" office:value-type="string">
            <text:p text:style-name="P14"/>
          </table:table-cell>
        </table:table-row>
        <table:table-row>
          <table:table-cell table:style-name="Table4.A2" office:value-type="string">
            <text:p text:style-name="P14">Module specifications</text:p>
          </table:table-cell>
          <table:table-cell table:style-name="Table4.A2" office:value-type="string">
            <text:p text:style-name="P14">Documents describing the specific modules:</text:p>
            <text:p text:style-name="P14">Input/Output/Parameter – list</text:p>
            <text:p text:style-name="P14">Flow chart and code structure</text:p>
            <text:p text:style-name="P14">Mathematical description</text:p>
            <text:p text:style-name="P14">Other necessary information</text:p>
          </table:table-cell>
          <table:table-cell table:style-name="Table4.C2" office:value-type="string">
            <text:p text:style-name="P14"/>
          </table:table-cell>
        </table:table-row>
        <table:table-row>
          <table:table-cell table:style-name="Table4.A2" table:number-columns-spanned="2" office:value-type="string">
            <text:p text:style-name="P15">User manuals</text:p>
          </table:table-cell>
          <table:covered-table-cell/>
          <table:table-cell table:style-name="Table4.C2" office:value-type="string">
            <text:p text:style-name="P15"/>
          </table:table-cell>
        </table:table-row>
        <table:table-row>
          <table:table-cell table:style-name="Table4.A2" office:value-type="string">
            <text:p text:style-name="P14">User manual</text:p>
          </table:table-cell>
          <table:table-cell table:style-name="Table4.A2" office:value-type="string">
            <text:p text:style-name="P14">Manual for the EINSTEIN tool users</text:p>
          </table:table-cell>
          <table:table-cell table:style-name="Table4.C2" office:value-type="string">
            <text:p text:style-name="P14">Not yet existing</text:p>
          </table:table-cell>
        </table:table-row>
      </table:table>
      <text:p text:style-name="Text_20_body"/>
      <text:p text:style-name="Text_20_body"/>
      <text:h text:style-name="P39" text:outline-level="1">Basic nomenclature, definitions and naming conventions</text:h>
      <text:p text:style-name="Standard"/>
      <text:p text:style-name="P25"/>
      <text:p text:style-name="P25"/>
      <text:h text:style-name="Heading_20_2" text:outline-level="2">Variable and function names</text:h>
      <text:p text:style-name="Text_20_body"/>
      <text:h text:style-name="P43" text:outline-level="3">Names of variables, classes and functions</text:h>
      <text:p text:style-name="P41"/>
      <text:p text:style-name="P18">Variable Names: </text:p>
      <text:p text:style-name="P17"/>
      <text:p text:style-name="P17">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17"/>
      <text:p text:style-name="P20">Xxx check whether first letter upper or lower case ... xxx</text:p>
      <text:p text:style-name="P17"/>
      <text:p text:style-name="P56">The reference document for the list of variable names is the document “EINSTEIN Parameters and Questionnaire”</text:p>
      <text:p text:style-name="P17"/>
      <text:p text:style-name="P18">Function Names: </text:p>
      <text:p text:style-name="P17"/>
      <text:p text:style-name="P17">first letter lower-case. first letter of following words in composed names capitalised, e.g. “energyStatistics”</text:p>
      <text:p text:style-name="P17"/>
      <text:p text:style-name="P20">xxx to be checked xxx</text:p>
      <text:p text:style-name="P17"/>
      <text:p text:style-name="P18">Classes: </text:p>
      <text:p text:style-name="P19">Same as variable names. First letter should be capitalised.</text:p>
      <text:p text:style-name="P19">Names for instances of classes = same as variables; </text:p>
      <text:p text:style-name="P19"/>
      <text:p text:style-name="P18">Constants: </text:p>
      <text:p text:style-name="P19">UPPERCASE names.</text:p>
      <text:p text:style-name="P17"/>
      <text:p text:style-name="P17"/>
      <text:h text:style-name="P43" text:outline-level="3">Indexes</text:h>
      <text:p text:style-name="P17"/>
      <text:p text:style-name="P17">i: index for fuels (from 0 to NFuels – 1)</text:p>
      <text:p text:style-name="P17">j: index for equipments (From 0 to NEquipment – 1)</text:p>
      <text:p text:style-name="P17">k: index for processes (from 0 to NProcess – 1)</text:p>
      <text:p text:style-name="P17">m: index for pipe-branches (From 0 to NBranch – 1)</text:p>
      <text:p text:style-name="P17">n: index for heat exchangers</text:p>
      <text:p text:style-name="P17"/>
      <text:p text:style-name="P17"/>
      <text:p text:style-name="P17"/>
      <text:p text:style-name="P17"/>
      <text:p text:style-name="P42"/>
      <text:p text:style-name="Text_20_body"/>
      <text:h text:style-name="P39"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Versions of python files should be consecutively numbered (p.ej. einstein_v001.py for version 0.01 of einstein.py). The working directory should contain a copy of the most recent version, without version number in the file extension (e.g. einstein.py).</text:p>
      <text:p text:style-name="P12"/>
      <text:p text:style-name="P12">New versions should be exchanged frecuently with the other developers, so that everybody has always the latest </text:p>
      <text:p text:style-name="P12"/>
      <text:p text:style-name="P12">In the header of each file the version, date and name of last revisor should be indicated. </text:p>
      <text:p text:style-name="P12"/>
      <text:p text:style-name="P12">The technical content of the changes should be documented in this manual, not in the source code.</text:p>
      <text:p text:style-name="P12"/>
      <text:p text:style-name="P12"/>
      <text:p text:style-name="P12">If new files or methods are added, these should be documented in the list of methods (Document EINSTEIN Tool Version Control).</text:p>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21">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27"/>
      <text:p text:style-name="P31">where </text:p>
      <text:p text:style-name="P31"/>
      <text:p text:style-name="P31">Qid: number of the industry</text:p>
      <text:p text:style-name="P31">0: indicates first entry</text:p>
      <text:p text:style-name="P31"/>
      <text:p text:style-name="P31">this can be abbreviated by defining</text:p>
      <text:p text:style-name="P31"/>
      <text:p text:style-name="P31">CGeneralData = <text:span text:style-name="T7">DB.cgeneraldata.Questionnaire_id[Qid][0] </text:span></text:p>
      <text:p text:style-name="P31"><text:span text:style-name="T8"/></text:p>
      <text:p text:style-name="P31"><text:span text:style-name="T8">XXX STOYAN -&gt; CHECK XXX</text:span></text:p>
      <text:p text:style-name="P29"/>
      <text:p text:style-name="P33">so that the variables can be accessed simply by specifying the data block and the variable name, for example:</text:p>
      <text:p text:style-name="P33"/>
      <text:p text:style-name="P33">x = <text:span text:style-name="T7">CGeneralData.FECel</text:span> </text:p>
      <text:p text:style-name="P33"/>
      <text:p text:style-name="Text_20_body">By this way “global” variables (the ones in the DB) can be distinguished easily from local variables by the fact, that the first one have the data block in the variable name.</text:p>
      <text:p text:style-name="Text_20_body"/>
      <text:p text:style-name="Text_20_body"><text:soft-page-break/>Assignment of variables can be made by this way in both directions, both reading from and writing into the database:</text:p>
      <text:p text:style-name="Text_20_body"/>
      <text:p text:style-name="Text_20_body">x = <text:span text:style-name="T9">CGeneralData.FECel</text:span><text:span text:style-name="T11"> <text:s text:c="4"/>&lt;-&gt; <text:s text:c="2"/></text:span><text:span text:style-name="T9">CGeneralData.FECel</text:span><text:span text:style-name="T11"> <text:s/>= x</text:span></text:p>
      <text:p text:style-name="P33"/>
      <text:p text:style-name="P33">In the case of writing into the data base, before leaving the module the command </text:p>
      <text:p text:style-name="P33"/>
      <text:p text:style-name="P30">sql.commit() </text:p>
      <text:p text:style-name="P33"/>
      <text:p text:style-name="P33">has to be activated in order to take over the updated values.</text:p>
      <text:h text:style-name="Heading_20_3" text:outline-level="3">How to find a specific equipment, process ... etc. in the DB</text:h>
      <text:p text:style-name="Standard"/>
      <text:p text:style-name="P25">XXX STOYAN PLEASE CHECK !!!</text:p>
      <text:p text:style-name="P50"/>
      <text:p text:style-name="P33">Equipments, processes, etc. in the SQL are referenced with IDENTITIES. These are non-correlative numbers (somthing like a “name”), which is different for each equipment.</text:p>
      <text:p text:style-name="P33"/>
      <text:p text:style-name="P33">If we want to find data for equipment no. 5 in alternative no. 2 for the project no. 237, then there are the following ways:</text:p>
      <text:p text:style-name="P33"/>
      <text:list text:style-name="L2">
        <text:list-item>
          <text:p text:style-name="P62">look for the equipment_id in some list of equipments that has been created before.</text:p>
        </text:list-item>
        <text:list-item>
          <text:p text:style-name="P62">Search all equipments for project no. 237/alterantive no. 2 and take the 5<text:span text:style-name="T13">th</text:span> ...</text:p>
        </text:list-item>
      </text:list>
      <text:p text:style-name="P33"/>
      <text:p text:style-name="P64">----&gt; Stoyan, cual es la mejor de las siguientes opciones ??? haz un ejemplo de referencia !!!</text:p>
      <text:p text:style-name="P64"/>
      <text:p text:style-name="P33">Opción a: podríamos mantener (en interfaces) una tabla de los equipos, algo tipo</text:p>
      <text:p text:style-name="P33"/>
      <text:p text:style-name="P33">Eq. 1 -&gt; Id = 3844</text:p>
      <text:p text:style-name="P33">Eq. 2 -&gt; Id = 3857</text:p>
      <text:p text:style-name="P33">Eq. 3 -&gt; Id = 3899</text:p>
      <text:p text:style-name="P33">Eq. 4 -&gt; Id = 3777</text:p>
      <text:p text:style-name="P33"/>
      <text:p text:style-name="P33">En plan </text:p>
      <text:p text:style-name="P33"/>
      <text:p text:style-name="P33">EquipmentIds = []</text:p>
      <text:p text:style-name="P33">EquipmentIds.append -&gt; query con PId, ANo, ...</text:p>
      <text:p text:style-name="P33">¿ tiene sentido ?</text:p>
      <text:p text:style-name="P33"/>
      <text:p text:style-name="P33">Opción b: </text:p>
      <text:p text:style-name="P33"/>
      <text:p text:style-name="P33">Hacer la query cada vez para que regrese la lista, y seleccionar el no.5 como el quinto de la lista de resultado ???</text:p>
      <text:p text:style-name="P33"/>
      <text:p text:style-name="P33">Opción c:</text:p>
      <text:p text:style-name="P33"/>
      <text:p text:style-name="P33">Volver a la solución propuesta inicialmente de objetos en python, p.ej. Definir una clase “equipment” con una función “addFromDB(NoEquipo), y entonces hacer una lista de equipos:</text:p>
      <text:p text:style-name="P33"/>
      <text:p text:style-name="P33">equipment = []<text:tab/><text:tab/>#lista de todos los equipments</text:p>
      <text:p text:style-name="P33"/>
      <text:p text:style-name="P33">for i = 1 to NEquip:</text:p>
      <text:p text:style-name="P33"><text:tab/><text:tab/>ListaEquipments.append(Equipment.addFromDB(i))</text:p>
      <text:p text:style-name="P25"/>
      <text:p text:style-name="Text_20_body"/>
      <text:h text:style-name="Heading_20_3" text:outline-level="3"><text:soft-page-break/>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25">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text:style-name="L3">
        <text:list-item>
          <text:p text:style-name="P65">results that are difficult or costly (in calculation time) to be recalculated)</text:p>
        </text:list-item>
        <text:list-item>
          <text:p text:style-name="P65">intermediate results that require a lot of user-interaction (decision taking, mouse clicking) and should not be lost</text:p>
        </text:list-item>
        <text:list-item>
          <text:p text:style-name="P65">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h(T,t) curves and heat availability (waste heat) QAh(T,t) curves).</text:p>
      <text:p text:style-name="Text_20_body"/>
      <text:p text:style-name="Text_20_body">Modified values of this arrays will be returned to the core for further processing. </text:p>
      <text:p text:style-name="Text_20_body"/>
      <text:p text:style-name="P58">QDh(T,t) / QAh(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4" draw:name="Object1" text:anchor-type="as-char" svg:width="4.438cm" svg:height="1.155cm" draw:z-index="1"><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 = [0, 5, 10, 15, 20,...., 395, 400], step in <text:span text:style-name="T12">D</text:span>T=5 K, including a value for 0 ºC.</text:p>
      <text:p text:style-name="Text_20_body">An additional value (at the position for NT+1) should be included for the TOTAL heat demand (including the fraction for T &gt; 400 ºC).</text:p>
      <text:p text:style-name="Text_20_body"><text:soft-page-break/><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58">Table 1. Numerical example of a heat demand matrix QDh(T,t)</text:p>
      <text:p text:style-name="P25"><draw:frame draw:style-name="fr2" draw:name="graphics1" text:anchor-type="paragraph" svg:width="14cm" svg:height="2.849cm" draw:z-index="2"><draw:image xlink:href="Pictures/2000018F000054570000112B981CA680.svm" xlink:type="simple" xlink:show="embed" xlink:actuate="onLoad"/></draw:frame></text:p>
      <text:p text:style-name="P25"/>
      <text:p text:style-name="P24"><draw:frame draw:style-name="fr3" draw:name="graphics2" text:anchor-type="paragraph" svg:width="9.999cm" svg:height="6.68cm" draw:z-index="3"><draw:image xlink:href="Pictures/2000013200003715000024EB61E2956A.svm" xlink:type="simple" xlink:show="embed" xlink:actuate="onLoad"/></draw:frame></text:p>
      <text:p text:style-name="P24"><draw:frame draw:style-name="fr3" draw:name="graphics4" text:anchor-type="paragraph" svg:width="9.999cm" svg:height="6.65cm" draw:z-index="4"><draw:image xlink:href="Pictures/2000012F000036B100002473864CE381.svm" xlink:type="simple" xlink:show="embed" xlink:actuate="onLoad"/></draw:frame></text:p>
      <text:p text:style-name="P24"><draw:frame draw:style-name="fr3" draw:name="graphics5" text:anchor-type="paragraph" svg:width="9.999cm" svg:height="6.699cm" draw:z-index="5"><draw:image xlink:href="Pictures/200000F50000367F00002491A37718A3.svm" xlink:type="simple" xlink:show="embed" xlink:actuate="onLoad"/></draw:frame><text:soft-page-break/></text:p>
      <text:p text:style-name="P24"/>
      <text:p text:style-name="P24">Figure 1a – c. Graphical representation of the numerical data from table 1 (rows and columns marked in yellow)</text:p>
      <text:h text:style-name="P39"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python</text:p>
      <text:p text:style-name="Text_20_body"><text:s/><text:line-break/><text:a xlink:type="simple" xlink:href="http://www.python.org/ftp/python/2.5.1/python-2.5.1.msi">http://www.python.org/ftp/python/2.5.1/python-2.5.1.msi</text:a> <text:line-break/></text:p>
      <text:p text:style-name="Text_20_body">#the python mysql connector MySQL-python-1.2.2.win32-py2.5.exe</text:p>
      <text:p text:style-name="Text_20_body"><text:s/><text:line-break/><text:a xlink:type="simple" xlink:href="http://sourceforge.net/project/showfiles.php?group_id=22307&amp;package_id=15775">http://sourceforge.net/project/showfiles.php?group_id=22307&amp;package_id=15775</text:a> <text:line-break/><text:line-break/></text:p>
      <text:h text:style-name="Heading_20_3" text:outline-level="3">MySQL</text:h>
      <text:p text:style-name="Text_20_body"/>
      <text:p text:style-name="Text_20_body">#mysql</text:p>
      <text:p text:style-name="Text_20_body"><text:s/><text:line-break/><text:a xlink:type="simple" xlink:href="http://dev.mysql.com/get/Downloads/MySQL-5.0/mysql-5.0.45-win32.zip/from/pick#mirrors">http://dev.mysql.com/get/Downloads/MySQL-5.0/mysql-5.0.45-win32.zip/from/pick#mirrors</text:a> <text:line-break/><text:line-break/><text:line-break/>#optional: mysql gui-tools</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21">a) From MySQL Administrator</text:p>
      <text:p text:style-name="Text_20_body"/>
      <text:p text:style-name="Text_20_body">Open MySQL Administrator </text:p>
      <text:p text:style-name="Text_20_body">Select “Tools/MySQL Command Line Client” (Enter password)</text:p>
      <text:p text:style-name="Text_20_body"/>
      <text:p text:style-name="P16">#import the einstein database<text:line-break/><text:span text:style-name="T7">source &lt;path&gt;\einsteinDB_v000.txt </text:span><text:line-break/></text:p>
      <text:p text:style-name="Text_20_body"/>
      <text:p text:style-name="P21"><text:soft-page-break/>b) From Windows Command line:</text:p>
      <text:p text:style-name="P16"/>
      <text:p text:style-name="P16">#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16"/>
      <text:h text:style-name="Heading_20_3" text:outline-level="3">How to fill database with basic data set</text:h>
      <text:p text:style-name="Standard"/>
      <text:p text:style-name="P57">Go to the folder tmp_dev (within the Pyhton code)</text:p>
      <text:p text:style-name="P57">Execute one after the other the different files “datafill___.py” (by just double clicking on the files).</text:p>
      <text:p text:style-name="P22"/>
      <text:h text:style-name="Heading_20_3" text:outline-level="3">How to check data manually from MySQL query browser</text:h>
      <text:p text:style-name="Standard"/>
      <text:p text:style-name="P22">Open <text:span text:style-name="T7">MySQL Query Browser</text:span></text:p>
      <text:p text:style-name="P23"/>
      <text:p text:style-name="P34">Select data base and table</text:p>
      <text:p text:style-name="P34"/>
      <text:p text:style-name="P34">Execute query, e.g.:</text:p>
      <text:p text:style-name="P35">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text:soft-page-break/></text:p>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P39" text:outline-level="1">Other stuff to be revised XXX</text:h>
      <text:p text:style-name="Standard"/>
      <text:h text:style-name="Heading_20_3" text:outline-level="3">Mail Heiko 09/11/2007: first steps with Python and MySQL</text:h>
      <text:p text:style-name="P16"><text:line-break/><text:span text:style-name="T5">xxxStoyan: si hay algo util aqui para el developers manual y – en este caso – ordenarlo e limpiarlo. El resto o borrarlo o guardarlo en un documento a parte ... </text:span></text:p>
      <text:p text:style-name="P26"/>
      <text:p text:style-name="P16">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16"/>
      <text:p text:style-name="P32">In the comand window execute:</text:p>
      <text:p text:style-name="P16"><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32">In the comand window execute:</text:p>
      <text:p text:style-name="P32"/>
      <text:p text:style-name="P32">C:\Documents and settings&gt; <text:span text:style-name="T7">cd Administrator </text:span>#enter</text:p>
      <text:p text:style-name="P32">C:\Documents and settings\Administrator&gt; <text:span text:style-name="T7">mysql -u root -p</text:span></text:p>
      <text:p text:style-name="P32">enter passwd:******</text:p>
      <text:p text:style-name="P32"/>
      <text:p text:style-name="P32"/>
      <text:p text:style-name="P32"># in this mode the comands end with ;</text:p>
      <text:p text:style-name="P32"/>
      <text:p text:style-name="P32">mysql&gt; <text:span text:style-name="T7">show databases;</text:span></text:p>
      <text:p text:style-name="P32"><text:soft-page-break/>+--------------------+<text:line-break/>| Database           |<text:line-break/>+--------------------+<text:line-break/>| information_schema |<text:line-break/>| einstein           |<text:line-break/>| mysql              |<text:line-break/>| new_einstein       |<text:line-break/>| test               |<text:line-break/>+--------------------+<text:line-break/>5 rows in set (0.06 sec) </text:p>
      <text:p text:style-name="P16"/>
      <text:p text:style-name="P16">mysql&gt; <text:span text:style-name="T6">drop database einstein;</text:span><text:line-break/>Query OK, 14 rows affected (1.00 sec)<text:line-break/></text:p>
      <text:p text:style-name="P16"/>
      <text:p text:style-name="P28">To restart the server:</text:p>
      <text:p text:style-name="P16">to restart: you should have a little icon in you system tray (bottom right beside the clock) there is a icon called "MySQL System Tray Monitor" <text:line-break/>right click it than you see the menu -choose "shutdown Instance" and than "start instance" </text:p>
      <text:p text:style-name="P16"/>
      <text:p text:style-name="P16"/>
      <text:p text:style-name="P16">Mail Heiko 13.11.2007</text:p>
      <text:p text:style-name="P16">Query Browser commands</text:p>
      <text:p text:style-name="P16"/>
      <text:p text:style-name="P16">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16">SummaryStoyan</text:p>
      <text:p text:style-name="P16"/>
      <text:p text:style-name="P16">Example:</text:p>
      <text:p text:style-name="P16"/>
      <text:p text:style-name="P16">SELECT * FROM new_einstein.dbfuel #selects all entries in the dbfuel table </text:p>
      <text:p text:style-name="P16"/>
      <text:p text:style-name="P16">DELETE FROM new_einstein.dbfuel WHERE DBFuel_ID = 45 # deletes the entry with <text:s text:c="10"/>#ID=45</text:p>
      <text:p text:style-name="P16"/>
      <text:h text:style-name="Heading_20_2" text:outline-level="2">Old information not actually for use, based on table.py</text:h>
      <text:p text:style-name="P16"><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16"><text:line-break/>#here an example on how to relate all Q(Tables) to an entry in the Questionnaire table import MySQLdb, table </text:p>
      <text:p text:style-name="P16">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16"/>
      <text:p text:style-name="P16"/>
      <text:h text:style-name="Heading_20_2" text:outline-level="2">New pSQL commands (03.12.2007)</text:h>
      <text:p text:style-name="P16"/>
      <text:h text:style-name="Heading_20_3" text:outline-level="3">New example, 03.12.2007</text:h>
      <text:p text:style-name="P16"/>
      <text:p text:style-name="P28">import pSQL, MySQLdb</text:p>
      <text:p text:style-name="P28">db = MySQLdb.connect(user="root", passwd="lux", db="einstein")</text:p>
      <text:p text:style-name="P28">einsteinDB = <text:s/>pSQL.pSQL(db, "einstein")</text:p>
      <text:p text:style-name="P16"/>
      <text:p text:style-name="P16"/>
      <text:p text:style-name="P16">""" Start the audit with Industry A with some data"""</text:p>
      <text:p text:style-name="P28">lastQid = einsteinDB.questionnaire.insert({"Name":"Industry A", "City":"Berlin"})</text:p>
      <text:p text:style-name="P28">db.commit()</text:p>
      <text:p text:style-name="P16"/>
      <text:p text:style-name="P16"/>
      <text:p text:style-name="P16">""" Now adding two buildings to the Industry A"""</text:p>
      <text:p text:style-name="P28">einsteinDB.qbuildings.insert({"Questionnaire_id":lastQid, "BuildName":"House 1", "BuildAnnualHeating":11})</text:p>
      <text:p text:style-name="P28">einsteinDB.qbuildings.insert({"Questionnaire_id":lastQid, "BuildName":"House 2", "BuildAnnualHeating":22})</text:p>
      <text:p text:style-name="P28">db.commit()</text:p>
      <text:p text:style-name="P16"/>
      <text:p text:style-name="P16">""" Now there are two rows in the qbuildings table with the same Questionnaire_id=lastQid """</text:p>
      <text:p text:style-name="P28">buildingscount = len(einsteinDB.qbuildings.Questionnaire_id[lastQid])</text:p>
      <text:p text:style-name="P16"/>
      <text:p text:style-name="P16">""" Calculating the total annual heating for the two buildings """</text:p>
      <text:p text:style-name="P28">total = 0</text:p>
      <text:p text:style-name="P28"><text:soft-page-break/>for row in einsteinDB.qbuildings.Questionnaire_id[lastQid]:</text:p>
      <text:p text:style-name="P28"><text:tab/>total += row.BuildAnnualHeating</text:p>
      <text:p text:style-name="P16"/>
      <text:p text:style-name="P16">""" since the result is a list of dictionaries [{"a":"1", "b":"2"}, {...} , ...] we can use here [0] to get the first entry in the list of dict. because there is only one row with the lastQid """</text:p>
      <text:p text:style-name="P16"><text:span text:style-name="T7">activeQuestionnaire = einsteinDB.questionnaire.Questionnaire_ID[lastQid][0]</text:span> <text:s/>#first industry in the DB</text:p>
      <text:p text:style-name="P28">print "The industry %s has %s Buildings with a total amount of %sMW/h annual heating" % (activeQuestionnaire.Name, buildingscount, total)</text:p>
      <text:p text:style-name="P16"/>
      <text:p text:style-name="P16"/>
      <text:p text:style-name="P16">""" here we can direct apply some changes to the existing (insert -&gt; commit) record """</text:p>
      <text:p text:style-name="P28">activeQuestionnaire.Fax = "49301234567"</text:p>
      <text:p text:style-name="P28">activeQuestionnaire.NEmployees = 223</text:p>
      <text:p text:style-name="P28">activeQuestionnaire.SurfAreaRoof = 2390</text:p>
      <text:p text:style-name="P28">db.commit()</text:p>
      <text:p text:style-name="P28"/>
      <text:p text:style-name="P16"/>
      <text:p text:style-name="P16">""" to store some internal data for the audit of Industry A just create a record with some data - to insert only the lastQid will be also ok"""</text:p>
      <text:p text:style-name="P28">einsteinDB.internaldata.insert({"Questionnaire_id":lastQid, "UPHtot":456})</text:p>
      <text:p text:style-name="P28">db.commit()</text:p>
      <text:p text:style-name="P16"/>
      <text:p text:style-name="P16">""" Now you can read and write to the internaldata row """</text:p>
      <text:p text:style-name="P28">activeInternalData = einsteinDB.internaldata.Questionnaire_id[lastQid][0]</text:p>
      <text:p text:style-name="P16"/>
      <text:p text:style-name="P28">print activeInternalData.UPHtot</text:p>
      <text:p text:style-name="P28"/>
      <text:p text:style-name="P28">activeInternalData.UPHtot = 123</text:p>
      <text:p text:style-name="P28">db.commit()</text:p>
      <text:p text:style-name="P16"/>
      <text:p text:style-name="P16"/>
      <text:h text:style-name="Heading_20_3" text:outline-level="3">New example 2, 15.12.2007</text:h>
      <text:p text:style-name="P16"/>
      <text:p text:style-name="P16">import pSQL, MySQLdb</text:p>
      <text:p text:style-name="P16">sql = MySQLdb.connect(user="root", passwd="lux", db="new_einstein")</text:p>
      <text:p text:style-name="P16">einsteinDB = <text:s/>pSQL.pSQL(sql, "einstein")</text:p>
      <text:p text:style-name="P16"/>
      <text:p text:style-name="P16"/>
      <text:p text:style-name="P16">""" This is done by the GUI """</text:p>
      <text:p text:style-name="P16">""" Start the audit with Industry A with some data"""</text:p>
      <text:p text:style-name="P16">lastQid = einsteinDB.questionnaire.insert({"Name":"Industry A", "City":"Berlin"})</text:p>
      <text:p text:style-name="P16">sql.commit()</text:p>
      <text:p text:style-name="P16"/>
      <text:p text:style-name="P16"/>
      <text:p text:style-name="P16">""" Now adding two buildings to the Industry A"""</text:p>
      <text:p text:style-name="P16">einsteinDB.qbuildings.insert({"Questionnaire_id":lastQid, "BuildName":"House 1", "BuildAnnualHeating":11})</text:p>
      <text:p text:style-name="P16">einsteinDB.qbuildings.insert({"Questionnaire_id":lastQid, "BuildName":"House 2", "BuildAnnualHeating":22})</text:p>
      <text:p text:style-name="P16">sql.commit()</text:p>
      <text:p text:style-name="P16"/>
      <text:p text:style-name="P16">"""</text:p>
      <text:p text:style-name="P16">################################################################################################</text:p>
      <text:p text:style-name="P16">After the auditor has given all the data into the Questionnaire the GUI will call</text:p>
      <text:p text:style-name="P16">the function in your main module</text:p>
      <text:p text:style-name="P16"><text:soft-page-break/>your main module is to import by the GUI</text:p>
      <text:p text:style-name="P16">and then the GUI can access your first function <text:s/>like this</text:p>
      <text:p text:style-name="P16"/>
      <text:p text:style-name="P16">returnValue = mainmodul.yourFirstStepOfCalculation(sql, einsteinDB, lastQid)</text:p>
      <text:p text:style-name="P16">if returnValue &lt;&gt; "OK":</text:p>
      <text:p text:style-name="P16"><text:s text:c="8"/>print "There was an error: " + returnValue</text:p>
      <text:p text:style-name="P16"/>
      <text:p text:style-name="P16">this yourFirstStepOfCalculation(sql, einsteinDB, lastQid) function must have a return value because</text:p>
      <text:p text:style-name="P16">first reason the GUI waits for the return value to continue the programm</text:p>
      <text:p text:style-name="P16">second reason the GUI can handle the errors if there is one</text:p>
      <text:p text:style-name="P16"/>
      <text:p text:style-name="P16">at this point the user can do something eg change some data the the next</text:p>
      <text:p text:style-name="P16">function in your main module will be called</text:p>
      <text:p text:style-name="P16"/>
      <text:p text:style-name="P16">returnValue = mainmodul.yourSecondStepOfCalculation(sql, einsteinDB, lastQid)</text:p>
      <text:p text:style-name="P16">if returnValue &lt;&gt; "OK":</text:p>
      <text:p text:style-name="P16"><text:s text:c="8"/>print "There was an error: " + returnValue <text:s text:c="5"/></text:p>
      <text:p text:style-name="P16"/>
      <text:p text:style-name="P16">##############################################################################################################################################</text:p>
      <text:p text:style-name="P16">""" </text:p>
      <text:p text:style-name="P16"/>
      <text:p text:style-name="P16"/>
      <text:p text:style-name="P16"/>
      <text:p text:style-name="P16"/>
      <text:p text:style-name="P16"/>
      <text:p text:style-name="P16"/>
      <text:p text:style-name="P16"/>
      <text:p text:style-name="P16"/>
      <text:p text:style-name="P16"/>
      <text:p text:style-name="P16">""" Let´s look into your mainmodule</text:p>
      <text:p text:style-name="P16"/>
      <text:p text:style-name="P16">import allYouNeed</text:p>
      <text:p text:style-name="P16"/>
      <text:p text:style-name="P16">#here should be only all the functions the Gui can access</text:p>
      <text:p text:style-name="P16"/>
      <text:p text:style-name="P16">def yourFirstStepOfCalculation(sql, DB, Qid): &lt;-- i just collect the parameters in shorter variables</text:p>
      <text:p text:style-name="P16"/>
      <text:p text:style-name="P16"><text:s text:c="8"/>here you can call the functions in your sub module</text:p>
      <text:p text:style-name="P16"><text:s text:c="8"/>subModul.doA()</text:p>
      <text:p text:style-name="P16"><text:s text:c="8"/>subModul.doB()</text:p>
      <text:p text:style-name="P16"><text:s text:c="8"/>subModul2.doC()</text:p>
      <text:p text:style-name="P16"/>
      <text:p text:style-name="P16"><text:s text:c="8"/>if "everything is fine":</text:p>
      <text:p text:style-name="P16"><text:s text:c="16"/>return "OK"</text:p>
      <text:p text:style-name="P16"><text:s text:c="8"/>else</text:p>
      <text:p text:style-name="P16"><text:s text:c="16"/>return "Error"</text:p>
      <text:p text:style-name="P16">...</text:p>
      <text:p text:style-name="P16">..</text:p>
      <text:p text:style-name="P16">.</text:p>
      <text:p text:style-name="P16"/>
      <text:p text:style-name="P16"/>
      <text:p text:style-name="P16">#to read the data from the db:</text:p>
      <text:p text:style-name="P16">qData = DB.questionnaire.Questionnaire_ID[Qid][0] <text:s/>&lt;-- this is only one result (not a list of results) so we direct select the first [0] </text:p>
      <text:p text:style-name="P16"><text:soft-page-break/>qBuildings = DB.qbuildings.Questionnaire_id[Qid] <text:s text:c="2"/>&lt;-- this could be a list of results (dictionaries)</text:p>
      <text:p text:style-name="P16">qprocessdata = DB.qprocessdata.Questionnaire_id[Qid]</text:p>
      <text:p text:style-name="P16">qNaceCode = DB.dbnacecode.DBNaceCode_ID[qData.DBNaceCode_id]</text:p>
      <text:p text:style-name="P16"/>
      <text:p text:style-name="P16">#to look if a presetup is selected</text:p>
      <text:p text:style-name="P16"/>
      <text:p text:style-name="P16">if qData.PSetUpData_id &lt;&gt; 0: <text:s/>&lt;-- PSetUpData_id will be zero when not selected</text:p>
      <text:p text:style-name="P16"><text:s text:c="8"/>#there is a selected PSetUpData_id</text:p>
      <text:p text:style-name="P16"><text:s text:c="8"/>PSetUpData = DB.psetupdata.PSetUpData_ID[qData.PSetUpData_id]</text:p>
      <text:p text:style-name="P16">else</text:p>
      <text:p text:style-name="P16"><text:s text:c="8"/>PSetUpData = [] <text:s/>&lt;-- empty</text:p>
      <text:p text:style-name="P16"/>
      <text:p text:style-name="P16"/>
      <text:p text:style-name="P16">#to access the column-values:</text:p>
      <text:p text:style-name="P16">print qData.Name</text:p>
      <text:p text:style-name="P16">print qData.City</text:p>
      <text:p text:style-name="P16">print qData.DBNaceCode_id</text:p>
      <text:p text:style-name="P16">print qNaceCode.CodeNACE</text:p>
      <text:p text:style-name="P16">print PSetUpData.CO2ConvEl</text:p>
      <text:p text:style-name="P16"/>
      <text:p text:style-name="P16">print "Number of buildings: %s" % len(qBuildings)</text:p>
      <text:p text:style-name="P16"/>
      <text:p text:style-name="P16">print qBuildings[0].BuildName &lt;-- the name of the first building as dictionary</text:p>
      <text:p text:style-name="P16">print qBuildings[1].BuildName &lt;-- the name of the second building as dictionary</text:p>
      <text:p text:style-name="P16"/>
      <text:p text:style-name="P16">#so qBuildings is a list of dictionaies</text:p>
      <text:p text:style-name="P16"># and qBildingOne = qBuildings[0] is the first building in a dictionary</text:p>
      <text:p text:style-name="P16"/>
      <text:p text:style-name="P16"/>
      <text:p text:style-name="P16"/>
      <text:p text:style-name="P16">#now to store the calculated data into the database you start with storing of the Qid to "initialize"</text:p>
      <text:p text:style-name="P16"/>
      <text:p text:style-name="P16">DB.ebenchmarkgeneraldata.insert({"Questionnaire_id":Qid))</text:p>
      <text:p text:style-name="P16">sql.commit()</text:p>
      <text:p text:style-name="P16">#now we have a new (empty except for the Questionnaire_id) row in the ebenchmarkgeneraldata table</text:p>
      <text:p text:style-name="P16">#connect to the data</text:p>
      <text:p text:style-name="P16">ebgd = DB.ebenchmarkgeneraldata.Questionnaire_id[Qid][0] &lt;-- if we´re sure to have only one result of rows we can appent the [0] to select the first an only result</text:p>
      <text:p text:style-name="P16"># store some data in it</text:p>
      <text:p text:style-name="P16"/>
      <text:p text:style-name="P16">ebgd.PE_INT_BML = 47589</text:p>
      <text:p text:style-name="P16">edgd.FUEL_INT_BML = 134781</text:p>
      <text:p text:style-name="P16"/>
      <text:p text:style-name="P16">#if we done with the table we store the data finally in the DB</text:p>
      <text:p text:style-name="P16"/>
      <text:p text:style-name="P16">sql.commit()</text:p>
      <text:p text:style-name="P16"/>
      <text:p text:style-name="P16"># to read again</text:p>
      <text:p text:style-name="P16">print ebgd.PE_INT_BML</text:p>
      <text:p text:style-name="P16">print edgd.FUEL_INT_BML</text:p>
      <text:p text:style-name="P16"/>
      <text:p text:style-name="P16">"""</text:p>
      <text:p text:style-name="P16">###########################################</text:p>
      <text:p text:style-name="P16"/>
      <text:p text:style-name="P16"><text:soft-page-break/>""" Now there are two rows in the qbuildings table with the same Questionnaire_id=lastQid """</text:p>
      <text:p text:style-name="P16">buildingscount = len(einsteinDB.qbuildings.Questionnaire_id[lastQid])</text:p>
      <text:p text:style-name="P16"/>
      <text:p text:style-name="P16">""" Calculating the total annual heating for the two buildings """</text:p>
      <text:p text:style-name="P16">total = 0</text:p>
      <text:p text:style-name="P16">for row in einsteinDB.qbuildings.Questionnaire_id[lastQid]:</text:p>
      <text:p text:style-name="P16"><text:tab/>total += row.BuildAnnualHeating</text:p>
      <text:p text:style-name="P16"/>
      <text:p text:style-name="P16">""" since the result is a list of dictionaries [{"a":"1", "b":"2"}, {...} , ...] we can use here [0] to get the first</text:p>
      <text:p text:style-name="P16">entry in the list of dict. because there is only one row with the lastQid """</text:p>
      <text:p text:style-name="P16">activeQuestionnaire = einsteinDB.questionnaire.Questionnaire_ID[lastQid][0]</text:p>
      <text:p text:style-name="P16">print "The industry %s has %s Buildings with a total amount of %sMW/h annual heating" % (activeQuestionnaire.Name, buildingscount, total)</text:p>
      <text:p text:style-name="P16"/>
      <text:p text:style-name="P16"/>
      <text:p text:style-name="P16">""" here we can direct apply some changes to the existing (insert -&gt; commit) record """</text:p>
      <text:p text:style-name="P16">activeQuestionnaire.Fax = "49301234567"</text:p>
      <text:p text:style-name="P16">activeQuestionnaire.NEmployees = 223</text:p>
      <text:p text:style-name="P16">activeQuestionnaire.SurfAreaRoof = 2390</text:p>
      <text:p text:style-name="P16">db.commit()</text:p>
      <text:p text:style-name="P16"/>
      <text:p text:style-name="P16"/>
      <text:p text:style-name="P16">""" to store some internal data for the audit of Industry A just create a record with some data - to insert only the lastQid will be also ok"""</text:p>
      <text:p text:style-name="P16">einsteinDB.internaldata.insert({"Questionnaire_id":lastQid, "UPHtot":456})</text:p>
      <text:p text:style-name="P16">db.commit()</text:p>
      <text:p text:style-name="P16"/>
      <text:p text:style-name="P16"/>
      <text:p text:style-name="P16"/>
      <text:p text:style-name="P16"/>
      <text:p text:style-name="P16"/>
      <text:p text:style-name="P16"/>
      <text:p text:style-name="P16">""" Now you can read and write to the internaldata row """</text:p>
      <text:p text:style-name="P16">activeInternalData = einsteinDB.internaldata.Questionnaire_id[lastQid][0]</text:p>
      <text:p text:style-name="P16"/>
      <text:p text:style-name="P16">print activeInternalData.UPHtot</text:p>
      <text:p text:style-name="P16"/>
      <text:p text:style-name="P16">activeInternalData.UPHtot = 123</text:p>
      <text:p text:style-name="P16">db.commit()</text:p>
      <text:p text:style-name="P16"/>
      <text:p text:style-name="P16"/>
      <text:p text:style-name="P16"/>
      <text:h text:style-name="Heading_20_3" text:outline-level="3">More examples, 15.12.2007</text:h>
      <text:p text:style-name="P16"/>
      <text:p text:style-name="P44">To find all the boilers in the QGenerationHC table that use the same fuel (e.g. natural gas) in order to make some specific statistics. </text:p>
      <text:p text:style-name="P45">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p text:style-name="P16"/>
      <text:p text:style-name="P16"/>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fo:font-family="'Courier New'" style:font-family-generic="modern" style:font-pitch="fixed"/>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fo:font-family="'Courier New'" style:font-family-generic="modern" style:font-pitch="fixed"/>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fo:font-family="'Courier New'" style:font-family-generic="modern" style:font-pitch="fixed"/>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fixed"/>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fixed"/>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fixed"/>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fo:font-family="'Courier New'" style:font-family-generic="modern" style:font-pitch="fixed"/>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fo:font-family="'Courier New'" style:font-family-generic="modern" style:font-pitch="fixed"/>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fo:font-family="'Courier New'" style:font-family-generic="modern" style:font-pitch="fixed"/>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fo:font-family="'Courier New'" style:font-family-generic="modern" style:font-pitch="fixed"/>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fo:font-family="'Courier New'" style:font-family-generic="modern" style:font-pitch="fixed"/>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fo:font-family="'Courier New'" style:font-family-generic="modern" style:font-pitch="fixed"/>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fo:font-family="'Courier New'" style:font-family-generic="modern" style:font-pitch="fixed"/>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fo:font-family="'Courier New'" style:font-family-generic="modern" style:font-pitch="fixed"/>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fo:font-family="'Courier New'" style:font-family-generic="modern" style:font-pitch="fixed"/>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fo:font-family="'Courier New'" style:font-family-generic="modern" style:font-pitch="fixed"/>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fo:font-family="'Courier New'" style:font-family-generic="modern" style:font-pitch="fixed"/>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fo:font-family="'Courier New'" style:font-family-generic="modern" style:font-pitch="fixed"/>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fo:font-family="'Courier New'" style:font-family-generic="modern" style:font-pitch="fixed"/>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fo:font-family="'Courier New'" style:font-family-generic="modern" style:font-pitch="fixed"/>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fo:font-family="'Courier New'" style:font-family-generic="modern" style:font-pitch="fixed"/>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fo:font-family="'Courier New'" style:font-family-generic="modern" style:font-pitch="fixed"/>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fo:font-family="'Courier New'" style:font-family-generic="modern" style:font-pitch="fixed"/>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fo:font-family="'Courier New'" style:font-family-generic="modern" style:font-pitch="fixed"/>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fo:font-family="'Courier New'" style:font-family-generic="modern" style:font-pitch="fixed"/>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fo:font-family="'Courier New'" style:font-family-generic="modern" style:font-pitch="fixed"/>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fo:font-family="'Courier New'" style:font-family-generic="modern" style:font-pitch="fixed"/>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fo:font-family="'Courier New'" style:font-family-generic="modern" style:font-pitch="fixed"/>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fo:font-family="'Courier New'" style:font-family-generic="modern" style:font-pitch="fixed"/>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fo:font-family="'Courier New'" style:font-family-generic="modern" style:font-pitch="fixed"/>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fo:font-family="'Courier New'" style:font-family-generic="modern" style:font-pitch="fixed"/>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fo:font-family="'Courier New'" style:font-family-generic="modern" style:font-pitch="fixed"/>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fo:font-family="'Courier New'" style:font-family-generic="modern" style:font-pitch="fixed"/>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fo:font-family="'Courier New'" style:font-family-generic="modern" style:font-pitch="fixed"/>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fo:font-family="'Courier New'" style:font-family-generic="modern" style:font-pitch="fixed"/>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fo:font-family="'Courier New'" style:font-family-generic="modern" style:font-pitch="fixed"/>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fo:font-family="'Courier New'" style:font-family-generic="modern" style:font-pitch="fixed"/>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fo:font-family="'Courier New'" style:font-family-generic="modern" style:font-pitch="fixed"/>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fo:font-family="'Courier New'" style:font-family-generic="modern" style:font-pitch="fixed"/>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fo:font-family="'Courier New'" style:font-family-generic="modern" style:font-pitch="fixed"/>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fo:font-family="'Courier New'" style:font-family-generic="modern" style:font-pitch="fixed"/>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fo:font-family="'Courier New'" style:font-family-generic="modern" style:font-pitch="fixed"/>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fo:font-family="'Courier New'" style:font-family-generic="modern" style:font-pitch="fixed"/>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fo:font-family="'Courier New'" style:font-family-generic="modern" style:font-pitch="fixed"/>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fo:font-family="'Courier New'" style:font-family-generic="modern" style:font-pitch="fixed"/>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fo:font-family="'Courier New'" style:font-family-generic="modern" style:font-pitch="fixed"/>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fo:font-family="'Courier New'" style:font-family-generic="modern" style:font-pitch="fixed"/>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22</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22</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INSTEIN Theoretical Concepts</dc:title>
    <meta:initial-creator>Jurados' family</meta:initial-creator>
    <meta:creation-date>2005-09-19T17:33:00</meta:creation-date>
    <dc:creator>Hans Schweiger</dc:creator>
    <dc:date>2008-03-13T12:16:35</dc:date>
    <meta:printed-by>Stoyan Danov</meta:printed-by>
    <meta:print-date>2007-11-07T15:46:53</meta:print-date>
    <meta:editing-cycles>509</meta:editing-cycles>
    <meta:editing-duration>P7DT9H18M22S</meta:editing-duration>
    <meta:user-defined meta:name="Info 1"/>
    <meta:user-defined meta:name="Info 2"/>
    <meta:user-defined meta:name="Info 3"/>
    <meta:user-defined meta:name="Info 4"/>
    <meta:document-statistic meta:table-count="3" meta:image-count="5" meta:object-count="1" meta:page-count="25" meta:paragraph-count="457" meta:word-count="4670" meta:character-count="31724"/>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